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cccc" draw:textarea-horizontal-align="center" draw:textarea-vertical-align="middle"/>
    </style:style>
    <style:style style:name="gr2" style:family="graphic" style:parent-style-name="standard">
      <style:graphic-properties draw:fill="solid" draw:fill-color="#47b8b8" draw:textarea-horizontal-align="center" draw:textarea-vertical-align="middle"/>
    </style:style>
    <style:style style:name="gr3" style:family="graphic" style:parent-style-name="standard">
      <style:graphic-properties draw:fill="solid" draw:fill-color="#23b8dc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7da647" draw:textarea-horizontal-align="center" draw:textarea-vertical-align="middle"/>
    </style:style>
    <style:style style:name="gr7" style:family="graphic" style:parent-style-name="standard">
      <style:graphic-properties draw:fill="solid" draw:fill-color="#94bd5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83caff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svg:stroke-color="#94bd5e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solid" draw:fill-color="#ffcc99" draw:textarea-horizontal-align="center" draw:textarea-vertical-align="middle"/>
    </style:style>
    <style:style style:name="gr1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3" style:family="graphic" style:parent-style-name="standard">
      <style:graphic-properties svg:stroke-color="#ffff66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svg:stroke-color="#83caff" draw:marker-end="Arrow" draw:marker-end-width="0.3cm" draw:fill="solid" draw:fill-color="#00dcff" draw:textarea-horizontal-align="center" draw:textarea-vertical-align="middle"/>
    </style:style>
    <style:style style:name="gr15" style:family="graphic" style:parent-style-name="standard">
      <style:graphic-properties svg:stroke-color="#ffff66" draw:marker-start="Arrow" draw:marker-start-width="0.3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svg:stroke-color="#99ccff"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8pt" style:font-size-complex="1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0pt" fo:font-weight="bold" style:font-size-asian="18pt" style:font-weight-asian="bold" style:font-size-complex="18pt" style:font-weight-complex="bold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3" draw:layer="layout" svg:width="3.149cm" svg:height="1.221cm" svg:x="12.971cm" svg:y="1.543cm">
          <text:p text:style-name="P1"><text:span text:style-name="T1">PHP</text:span></text:p>
        </draw:rect>
        <draw:rect draw:style-name="gr2" draw:text-style-name="P1" draw:id="id4" draw:layer="layout" svg:width="3.149cm" svg:height="1.22cm" svg:x="16.768cm" svg:y="1.544cm">
          <text:p text:style-name="P1"><text:span text:style-name="T1">ASP.NET</text:span></text:p>
        </draw:rect>
        <draw:rect draw:style-name="gr3" draw:text-style-name="P1" draw:id="id2" draw:layer="layout" svg:width="3.149cm" svg:height="1.221cm" svg:x="9.148cm" svg:y="1.544cm">
          <text:p text:style-name="P1"><text:span text:style-name="T1">SERVLET</text:span></text:p>
        </draw:rect>
        <draw:rect draw:style-name="gr4" draw:text-style-name="P2" draw:id="id1" draw:layer="layout" svg:width="5.85cm" svg:height="1.509cm" svg:x="11.637cm" svg:y="4.417cm">
          <draw:glue-point draw:id="4" svg:x="-2.384cm" svg:y="-5cm"/>
          <draw:glue-point draw:id="5" svg:x="2.81cm" svg:y="-5cm"/>
          <draw:glue-point draw:id="6" svg:x="-2.473cm" svg:y="5.003cm"/>
          <draw:glue-point draw:id="7" svg:x="-5cm" svg:y="2.842cm"/>
          <draw:glue-point draw:id="8" svg:x="-5cm" svg:y="-2.591cm"/>
          <draw:glue-point draw:id="9" svg:x="-3.914cm" svg:y="-4.996cm"/>
          <draw:glue-point draw:id="10" svg:x="-3.875cm" svg:y="5.003cm"/>
          <draw:glue-point draw:id="11" svg:x="-1.232cm" svg:y="5.003cm"/>
          <text:p text:style-name="P2">HTML</text:p>
        </draw:rect>
        <draw:connector draw:style-name="gr5" draw:text-style-name="P2" draw:layer="layout" draw:type="line" svg:x1="13.168cm" svg:y1="4.417cm" svg:x2="10.722cm" svg:y2="2.765cm" draw:start-shape="id1" draw:start-glue-point="4" draw:end-shape="id2" draw:end-glue-point="2" svg:d="m13168 4417-2446-1652">
          <text:p/>
        </draw:connector>
        <draw:connector draw:style-name="gr5" draw:text-style-name="P2" draw:layer="layout" draw:type="line" svg:x1="14.562cm" svg:y1="4.417cm" svg:x2="14.545cm" svg:y2="2.764cm" draw:start-shape="id1" draw:start-glue-point="0" draw:end-shape="id3" draw:end-glue-point="2" svg:d="m14562 4417-17-1653">
          <text:p/>
        </draw:connector>
        <draw:connector draw:style-name="gr5" draw:text-style-name="P2" draw:layer="layout" draw:type="line" svg:x1="16.205cm" svg:y1="4.417cm" svg:x2="18.342cm" svg:y2="2.764cm" draw:start-shape="id1" draw:start-glue-point="5" draw:end-shape="id4" draw:end-glue-point="2" svg:d="m16205 4417 2137-1653">
          <text:p/>
        </draw:connector>
        <draw:rect draw:style-name="gr6" draw:text-style-name="P2" draw:layer="layout" svg:width="7.153cm" svg:height="1.799cm" svg:x="9.304cm" svg:y="8.539cm">
          <text:p text:style-name="P2">BonClub</text:p>
        </draw:rect>
        <draw:rect draw:style-name="gr7" draw:text-style-name="P2" draw:id="id5" draw:layer="layout" svg:width="6.309cm" svg:height="0.496cm" svg:x="11.443cm" svg:y="3.37cm">
          <draw:glue-point draw:id="4" svg:x="5cm" svg:y="2.681cm"/>
          <draw:glue-point draw:id="5" svg:x="5cm" svg:y="-2.802cm"/>
          <text:p/>
        </draw:rect>
        <draw:rect draw:style-name="gr6" draw:text-style-name="P2" draw:id="id8" draw:layer="layout" svg:width="2.461cm" svg:height="0.929cm" svg:x="9.305cm" svg:y="7.61cm">
          <draw:glue-point draw:id="4" svg:x="-4.997cm" svg:y="-2.949cm"/>
          <draw:glue-point draw:id="5" svg:x="-2.742cm" svg:y="-4.994cm"/>
          <draw:glue-point draw:id="6" svg:x="2.584cm" svg:y="-4.994cm"/>
          <draw:glue-point draw:id="7" svg:x="-4.997cm" svg:y="2.099cm"/>
          <text:p text:style-name="P2">HTML</text:p>
        </draw:rect>
        <draw:frame draw:style-name="gr8" draw:text-style-name="P3" draw:layer="layout" svg:width="13.143cm" svg:height="13.613cm" svg:x="1cm" svg:y="10.862cm">
          <draw:text-box>
            <text:p><text:span text:style-name="T2">1.</text:span><text:span text:style-name="T3"> Клиент:</text:span></text:p>
            <text:p><text:span text:style-name="T3"><text:tab/></text:span><text:span text:style-name="T3"> </text:span><text:span text:style-name="T3">желает оплатить заказ в системе BonClub</text:span></text:p>
            <text:p><text:span text:style-name="T3"/></text:p>
            <text:p><text:span text:style-name="T2">2.</text:span><text:span text:style-name="T3"> Система партнера: </text:span></text:p>
            <text:p><text:span text:style-name="T3"><text:s text:c="3"/></text:span><text:span text:style-name="T3"><text:tab/></text:span><text:span text:style-name="T3">Посылка запроса на WebService BonClub со следующими данными:</text:span></text:p>
            <text:p><text:span text:style-name="T3"><text:tab/></text:span><text:span text:style-name="T3">- уникальным идентификатором клиента ( номер сессии )</text:span></text:p>
            <text:p><text:span text:style-name="T3"><text:tab/></text:span><text:span text:style-name="T3">- ключ успешной оплаты</text:span></text:p>
            <text:p><text:span text:style-name="T3"><text:tab/></text:span><text:span text:style-name="T3">- ключ отмены оплаты</text:span></text:p>
            <text:p><text:span text:style-name="T3"><text:tab/></text:span><text:span text:style-name="T3">- служебную информацию ( сумма счета )</text:span></text:p>
            <text:p><text:span text:style-name="T3"/></text:p>
            <text:p><text:span text:style-name="T2">3.</text:span><text:span text:style-name="T3"> Система BonClub:</text:span></text:p>
            <text:p><text:span text:style-name="T3"><text:tab/></text:span><text:span text:style-name="T3">Ответ ключом, с которым можно заходить на HTML ресурс системы</text:span></text:p>
            <text:p><text:span text:style-name="T3">BonClub в случае перенаправления запроса клиента на ресурс BonClub</text:span></text:p>
            <text:p><text:span text:style-name="T3">( уникальный ключ для указанного клиента )</text:span></text:p>
            <text:p><text:span text:style-name="T3"/></text:p>
            <text:p><text:span text:style-name="T2">4.</text:span><text:span text:style-name="T3"> Система партнера:</text:span></text:p>
            <text:p><text:span text:style-name="T3"><text:tab/></text:span><text:span text:style-name="T3">Перенаправление запроса клиента в систему BonClub</text:span></text:p>
            <text:p><text:span text:style-name="T3">( Переход на ресурс BonClub c полученным от BonClub на шаге 3 ключом)</text:span></text:p>
            <text:p><text:span text:style-name="T3"/></text:p>
            <text:p><text:span text:style-name="T2">5.</text:span><text:span text:style-name="T3"> Информационный обмен клиента с системой BonClub</text:span></text:p>
            <text:p><text:span text:style-name="T3">( ввод контактной информации, возможное подключение SmartCardReader...)</text:span></text:p>
            <text:p><text:span text:style-name="T3"/></text:p>
            <text:p><text:span text:style-name="T2">6.</text:span><text:span text:style-name="T3"> Система BonClub:</text:span></text:p>
            <text:p><text:span text:style-name="T3"><text:tab/></text:span><text:span text:style-name="T3">Перенаправляет последний запрос клиента в систему партнера</text:span></text:p>
            <text:p><text:span text:style-name="T3">с ключём позитивной оплаты, либо отказа от оплаты ( ключи, полученные</text:span></text:p>
            <text:p><text:span text:style-name="T3">на шаге 2).</text:span></text:p>
            <text:p><text:span text:style-name="T3"/></text:p>
            <text:p><text:span text:style-name="T2">7.</text:span><text:span text:style-name="T3"> Система Партнера:</text:span></text:p>
            <text:p><text:span text:style-name="T3">отвечает клиенту страницей позитивной оплаты, либо же страницей отмены</text:span></text:p>
            <text:p><text:span text:style-name="T3">оплаты ( согласно переданной информации на шаге 6)</text:span></text:p>
            <text:p><text:span text:style-name="T3"/></text:p>
            <text:p><text:span text:style-name="T3"/></text:p>
            <text:p><text:span text:style-name="T2">Замечание: </text:span><text:span text:style-name="T3">WebService может быть заменен на информационный обмен</text:span></text:p>
            <text:p><text:span text:style-name="T3">запросами GET ( или POST )</text:span></text:p>
          </draw:text-box>
        </draw:frame>
        <draw:rect draw:style-name="gr6" draw:text-style-name="P2" draw:id="id6" draw:layer="layout" svg:width="4.691cm" svg:height="0.929cm" svg:x="11.766cm" svg:y="7.611cm">
          <text:p text:style-name="P2">Web Service</text:p>
        </draw:rect>
        <draw:connector draw:style-name="gr9" draw:text-style-name="P2" draw:layer="layout" draw:line-skew="0cm 0.71cm" svg:x1="17.751cm" svg:y1="3.75cm" svg:x2="14.111cm" svg:y2="7.611cm" draw:start-shape="id5" draw:start-glue-point="4" draw:end-shape="id6" draw:end-glue-point="0" svg:d="m17751 3750h501v2699h-4141v1162">
          <text:p/>
        </draw:connector>
        <draw:connector draw:style-name="gr10" draw:text-style-name="P2" draw:layer="layout" draw:line-skew="1.412cm" svg:x1="16.457cm" svg:y1="8.075cm" svg:x2="17.751cm" svg:y2="3.48cm" draw:start-shape="id6" draw:start-glue-point="1" draw:end-shape="id5" draw:end-glue-point="5" svg:d="m16457 8075h3207v-4595h-1913">
          <text:p/>
        </draw:connector>
        <draw:circle draw:style-name="gr11" draw:text-style-name="P1" draw:layer="layout" svg:width="0.754cm" svg:height="0.754cm" svg:x="17.846cm" svg:y="6.068cm">
          <text:p text:style-name="P2"><text:span text:style-name="T1">2</text:span></text:p>
        </draw:circle>
        <draw:custom-shape draw:style-name="gr12" draw:text-style-name="P4" draw:id="id7" draw:layer="layout" svg:width="2.299cm" svg:height="1.892cm" svg:x="3.304cm" svg:y="2.954cm">
          <text:p text:style-name="P2"><text:span text:style-name="T4">Cli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2" draw:layer="layout" svg:x1="5.603cm" svg:y1="3.899cm" svg:x2="11.637cm" svg:y2="4.781cm" draw:start-shape="id7" draw:start-glue-point="7" draw:end-shape="id1" draw:end-glue-point="8" svg:d="m5603 3899h3017v882h3017">
          <text:p/>
        </draw:connector>
        <draw:circle draw:style-name="gr11" draw:text-style-name="P1" draw:layer="layout" svg:width="0.754cm" svg:height="0.754cm" svg:x="8.097cm" svg:y="3.573cm">
          <text:p text:style-name="P2"><text:span text:style-name="T1">1</text:span></text:p>
        </draw:circle>
        <draw:circle draw:style-name="gr11" draw:text-style-name="P1" draw:layer="layout" svg:width="0.754cm" svg:height="0.754cm" svg:x="19.246cm" svg:y="7.568cm">
          <text:p text:style-name="P2"><text:span text:style-name="T1">3</text:span></text:p>
        </draw:circle>
        <draw:connector draw:style-name="gr14" draw:text-style-name="P2" draw:layer="layout" svg:x1="11.637cm" svg:y1="5.599cm" svg:x2="9.861cm" svg:y2="7.611cm" draw:start-shape="id1" draw:start-glue-point="7" draw:end-shape="id8" draw:end-glue-point="5" svg:d="m11637 5599h-1776v2012">
          <text:p/>
        </draw:connector>
        <draw:connector draw:style-name="gr10" draw:text-style-name="P2" draw:layer="layout" svg:x1="10.535cm" svg:y1="7.61cm" svg:x2="12.296cm" svg:y2="5.925cm" draw:start-shape="id8" draw:start-glue-point="0" draw:end-shape="id1" draw:end-glue-point="10" svg:d="m10535 7610v-842h1761v-843">
          <text:p/>
        </draw:connector>
        <draw:circle draw:style-name="gr11" draw:text-style-name="P1" draw:layer="layout" svg:width="0.754cm" svg:height="0.754cm" svg:x="9.483cm" svg:y="5.274cm">
          <text:p text:style-name="P2"><text:span text:style-name="T1">4</text:span></text:p>
        </draw:circle>
        <draw:connector draw:style-name="gr15" draw:text-style-name="P2" draw:layer="layout" svg:x1="9.306cm" svg:y1="7.801cm" svg:x2="3.304cm" svg:y2="3.899cm" draw:start-shape="id8" draw:start-glue-point="4" draw:end-shape="id7" draw:end-glue-point="5" svg:d="m9306 7801h-6503v-3902h501">
          <text:p/>
        </draw:connector>
        <draw:circle draw:style-name="gr11" draw:text-style-name="P1" draw:layer="layout" svg:width="0.754cm" svg:height="0.754cm" svg:x="2.503cm" svg:y="7.368cm">
          <text:p text:style-name="P2"><text:span text:style-name="T1">5</text:span></text:p>
        </draw:circle>
        <draw:circle draw:style-name="gr11" draw:text-style-name="P1" draw:layer="layout" svg:width="0.754cm" svg:height="0.754cm" svg:x="10.262cm" svg:y="6.402cm">
          <text:p text:style-name="P2"><text:span text:style-name="T1">6</text:span></text:p>
        </draw:circle>
        <draw:connector draw:style-name="gr16" draw:text-style-name="P2" draw:layer="layout" svg:x1="11.637cm" svg:y1="5.171cm" svg:x2="4.453cm" svg:y2="4.846cm" draw:start-shape="id1" draw:start-glue-point="3" draw:end-shape="id7" draw:end-glue-point="6" svg:d="m11637 5171h-3017v176h-4167v-501">
          <text:p/>
        </draw:connector>
        <draw:circle draw:style-name="gr11" draw:text-style-name="P1" draw:layer="layout" svg:width="0.754cm" svg:height="0.754cm" svg:x="5.662cm" svg:y="4.902cm">
          <text:p text:style-name="P2"><text:span text:style-name="T1">7</text:span>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Vitaliy Cherkashin</meta:initial-creator>
    <meta:creation-date>2009-01-06T16:13:50.10</meta:creation-date>
    <dc:date>2009-01-06T17:11:26.59</dc:date>
    <dc:creator>Vitaliy Cherkashin</dc:creator>
    <meta:editing-duration>PT00H11M16S</meta:editing-duration>
    <meta:editing-cycles>2</meta:editing-cycles>
    <meta:generator>OpenOffice.org/3.0$Win32 OpenOffice.org_project/300m9$Build-9358</meta:generator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